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erif" svg:font-family="FreeSerif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8a2e5"/>
    </style:style>
    <style:style style:name="P2" style:family="paragraph" style:parent-style-name="Heading_20_2">
      <style:text-properties officeooo:paragraph-rsid="0058a2e5"/>
    </style:style>
    <style:style style:name="P3" style:family="paragraph" style:parent-style-name="Text_20_body">
      <style:text-properties officeooo:rsid="00253ea3" officeooo:paragraph-rsid="0058a2e5"/>
    </style:style>
    <style:style style:name="P4" style:family="paragraph" style:parent-style-name="Heading_20_2">
      <style:text-properties officeooo:rsid="001d4a08" officeooo:paragraph-rsid="0058a2e5"/>
    </style:style>
    <style:style style:name="P5" style:family="paragraph" style:parent-style-name="Text_20_body" style:list-style-name="L1">
      <style:text-properties fo:font-weight="normal" officeooo:rsid="004d3706" officeooo:paragraph-rsid="0058a2e5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ba3cc" officeooo:paragraph-rsid="005ba3cc" style:font-weight-asian="normal" style:font-weight-complex="normal"/>
    </style:style>
    <style:style style:name="P7" style:family="paragraph" style:parent-style-name="Text_20_body" style:list-style-name="L1">
      <style:text-properties style:font-name="Liberation Serif1" fo:font-weight="normal" officeooo:rsid="005ba3cc" officeooo:paragraph-rsid="005ba3cc" style:font-weight-asian="normal" style:font-weight-complex="normal"/>
    </style:style>
    <style:style style:name="P8" style:family="paragraph" style:parent-style-name="Text_20_body" style:list-style-name="L1">
      <style:text-properties style:font-name="Liberation Serif1" fo:font-weight="normal" officeooo:rsid="005d9554" officeooo:paragraph-rsid="005d9554" style:font-weight-asian="normal" style:font-weight-complex="normal"/>
    </style:style>
    <style:style style:name="P9" style:family="paragraph" style:parent-style-name="Text_20_body" style:list-style-name="L1">
      <style:text-properties style:font-name="Liberation Serif" fo:font-weight="normal" officeooo:rsid="005d9554" officeooo:paragraph-rsid="005d9554" style:font-weight-asian="normal" style:font-weight-complex="normal"/>
    </style:style>
    <style:style style:name="P10" style:family="paragraph" style:parent-style-name="Text_20_body" style:list-style-name="L1">
      <style:text-properties style:font-name="FreeSerif" fo:font-weight="normal" officeooo:rsid="005d9554" officeooo:paragraph-rsid="005d9554" style:font-name-asian="FreeSerif" style:font-weight-asian="normal" style:font-name-complex="FreeSerif" style:font-weight-complex="normal"/>
    </style:style>
    <style:style style:name="P11" style:family="paragraph" style:parent-style-name="Text_20_body" style:list-style-name="L1">
      <style:text-properties style:font-name="Liberation Serif1" fo:font-weight="normal" officeooo:rsid="005ba3cc" officeooo:paragraph-rsid="005d9554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5d9554" officeooo:paragraph-rsid="005d9554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33c2b0" officeooo:paragraph-rsid="0058a2e5" style:font-weight-asian="normal" style:font-weight-complex="normal"/>
    </style:style>
    <style:style style:name="P14" style:family="paragraph" style:parent-style-name="Heading_20_2" style:list-style-name="">
      <style:text-properties officeooo:rsid="001de5be" officeooo:paragraph-rsid="0058a2e5"/>
    </style:style>
    <style:style style:name="P15" style:family="paragraph" style:parent-style-name="Heading_20_2">
      <style:paragraph-properties fo:break-before="page"/>
      <style:text-properties officeooo:rsid="001de5be" officeooo:paragraph-rsid="0058a2e5"/>
    </style:style>
    <style:style style:name="P16" style:family="paragraph" style:parent-style-name="Text_20_body">
      <style:text-properties officeooo:rsid="0025c04a" officeooo:paragraph-rsid="0058a2e5"/>
    </style:style>
    <style:style style:name="T1" style:family="text">
      <style:text-properties officeooo:rsid="005ba3cc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 officeooo:rsid="005ba3cc"/>
    </style:style>
    <style:style style:name="T5" style:family="text">
      <style:text-properties officeooo:rsid="005d9554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font-name="FreeSerif" style:font-name-asian="FreeSerif" style:font-name-complex="FreeSerif"/>
    </style:style>
    <style:style style:name="T9" style:family="text">
      <style:text-properties style:text-position="sub 58%" style:font-name="FreeSerif" style:font-name-asian="FreeSerif" style:font-name-complex="FreeSerif"/>
    </style:style>
    <style:style style:name="T10" style:family="text">
      <style:text-properties style:font-name="Liberation Serif1" officeooo:rsid="005ba3cc"/>
    </style:style>
    <style:style style:name="T11" style:family="text">
      <style:text-properties style:text-position="sub 58%" style:font-name="Liberation Seri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3.1</text:span></text:p>
      <text:h text:style-name="P2" text:outline-level="2">AIM</text:h>
      <text:p text:style-name="P3">To <text:span text:style-name="T1">simulate FIRST and FOLLOW of a grammar</text:span></text:p>
      <text:h text:style-name="P4" text:outline-level="2">ALGORITHM</text:h>
      <text:list text:style-name="L1">
        <text:list-item>
          <text:p text:style-name="P5">Start</text:p>
        </text:list-item>
        <text:list-item>
          <text:p text:style-name="P6">Read grammar G with n non terminals and m terminals.</text:p>
        </text:list-item>
        <text:list-item>
          <text:p text:style-name="P6">Each non terminal is represented as a number between 0 to n-1 and each terminal as a number between 0 to m-1.</text:p>
        </text:list-item>
        <text:list-item>
          <text:p text:style-name="P6">Initialize a n*(m+1) 2D array of boolean values to store FIRST and FOLLOW of each non-terminal where the element at index (i,j) represents whether the terminal j is part of FIRST or FOLLOW of i. The index m+1 for terminals represents special characters '<text:span text:style-name="T2">ε</text:span><text:span text:style-name="T3">’ and ‘$’ in FIRST and FOLLOW respectively.</text:span></text:p>
        </text:list-item>
        <text:list-item>
          <text:p text:style-name="P7">Find FIRST of all non terminals by repeating the following till no changes occur to the FIRST set in a given iteration:</text:p>
          <text:list>
            <text:list-item>
              <text:p text:style-name="P7">For each production rule of form X→Y1Y2...Yk:</text:p>
              <text:list>
                <text:list-item>
                  <text:p text:style-name="P8">If the production of the form X→ε<text:span text:style-name="T4">:</text:span></text:p>
                  <text:list>
                    <text:list-item>
                      <text:p text:style-name="P9">Add <text:span text:style-name="T1">ε </text:span>to FIRST(X).</text:p>
                    </text:list-item>
                    <text:list-item>
                      <text:p text:style-name="P9">Continue to next iteration.</text:p>
                    </text:list-item>
                  </text:list>
                </text:list-item>
                <text:list-item>
                  <text:p text:style-name="P7">Set nullable = <text:span text:style-name="T5">true</text:span>.</text:p>
                </text:list-item>
                <text:list-item>
                  <text:p text:style-name="P7">For i from 1 to k:</text:p>
                  <text:list>
                    <text:list-item>
                      <text:p text:style-name="P8">If Y<text:span text:style-name="T6">i</text:span> is a terminal:</text:p>
                      <text:list>
                        <text:list-item>
                          <text:p text:style-name="P8">Add Y<text:span text:style-name="T6">i</text:span> to FIRST(X).</text:p>
                        </text:list-item>
                        <text:list-item>
                          <text:p text:style-name="P8">Set nullable = false.</text:p>
                        </text:list-item>
                        <text:list-item>
                          <text:p text:style-name="P8">Break.</text:p>
                        </text:list-item>
                      </text:list>
                    </text:list-item>
                    <text:list-item>
                      <text:p text:style-name="P8"><text:span text:style-name="T2">Add all terminals in FIRST(Y</text:span><text:span text:style-name="T7">i</text:span><text:span text:style-name="T2">)</text:span><text:span text:style-name="T1"> </text:span>to FIRST(X) except <text:span text:style-name="T1">'</text:span><text:span text:style-name="T4">ε</text:span><text:span text:style-name="T1">’</text:span>.</text:p>
                    </text:list-item>
                    <text:list-item>
                      <text:p text:style-name="P8">If <text:span text:style-name="T4">ε </text:span><text:span text:style-name="T8">∉ FIRST(Y</text:span><text:span text:style-name="T9">i</text:span><text:span text:style-name="T8">):</text:span></text:p>
                      <text:list>
                        <text:list-item>
                          <text:p text:style-name="P10">Set nullable = false.</text:p>
                        </text:list-item>
                        <text:list-item>
                          <text:p text:style-name="P10">Break.</text:p>
                        </text:list-item>
                      </text:list>
                    </text:list-item>
                  </text:list>
                </text:list-item>
                <text:list-item>
                  <text:p text:style-name="P10"><text:soft-page-break/>If nullable, add <text:span text:style-name="T1">'</text:span><text:span text:style-name="T4">ε</text:span><text:span text:style-name="T10">’ </text:span><text:span text:style-name="T3">to FIRST(X).</text:span></text:p>
                </text:list-item>
              </text:list>
            </text:list-item>
          </text:list>
        </text:list-item>
        <text:list-item>
          <text:p text:style-name="P11">Find <text:span text:style-name="T5">FOLLOW</text:span> of all non terminals by repeating the following till no changes occur to the <text:span text:style-name="T5">FOLLOW</text:span> set in a given iteration:</text:p>
          <text:list>
            <text:list-item>
              <text:p text:style-name="P8">Add ‘$’ to FOLLOW(S) where S is the starting symbol.</text:p>
            </text:list-item>
            <text:list-item>
              <text:p text:style-name="P11">For each production rule of form X→Y1Y2...Yk:</text:p>
              <text:list>
                <text:list-item>
                  <text:p text:style-name="P11">For i from 1 to k:</text:p>
                  <text:list>
                    <text:list-item>
                      <text:p text:style-name="P8">Set nullable = true.</text:p>
                    </text:list-item>
                    <text:list-item>
                      <text:p text:style-name="P8">For j from i+1 to k:</text:p>
                      <text:list>
                        <text:list-item>
                          <text:p text:style-name="P8">If Y<text:span text:style-name="T6">j</text:span> is a terminal:</text:p>
                          <text:list>
                            <text:list-item>
                              <text:p text:style-name="P8">Add Y<text:span text:style-name="T6">j</text:span> to FOLLOW(Y<text:span text:style-name="T6">i</text:span>).</text:p>
                            </text:list-item>
                            <text:list-item>
                              <text:p text:style-name="P8">Set nullable = false.</text:p>
                            </text:list-item>
                            <text:list-item>
                              <text:p text:style-name="P8">Break.</text:p>
                            </text:list-item>
                          </text:list>
                        </text:list-item>
                        <text:list-item>
                          <text:p text:style-name="P8"><text:span text:style-name="T2">Add all terminals in FIRST(Y</text:span><text:span text:style-name="T7">j</text:span><text:span text:style-name="T2">)</text:span><text:span text:style-name="T1"> </text:span>to FOLLOW(Y<text:span text:style-name="T6">i</text:span>) except <text:span text:style-name="T1">'</text:span><text:span text:style-name="T4">ε</text:span><text:span text:style-name="T1">’</text:span>.</text:p>
                        </text:list-item>
                        <text:list-item>
                          <text:p text:style-name="P8">If <text:span text:style-name="T4">ε </text:span><text:span text:style-name="T8">∉ FIRST(Y</text:span><text:span text:style-name="T9">j</text:span><text:span text:style-name="T8">):</text:span></text:p>
                          <text:list>
                            <text:list-item>
                              <text:p text:style-name="P10">Set nullable = false.</text:p>
                            </text:list-item>
                            <text:list-item>
                              <text:p text:style-name="P10">Break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If nullable, add <text:span text:style-name="T3">all terminals in FOLLOW(X) to FOLLOW(Y</text:span><text:span text:style-name="T11">i</text:span><text:span text:style-name="T3">) including ‘$’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Display FIRST and FOLLOW of each non-terminal.</text:p>
        </text:list-item>
        <text:list-item>
          <text:p text:style-name="P13">Stop</text:p>
        </text:list-item>
      </text:list>
      <text:h text:style-name="P14" text:outline-level="2"/>
      <text:h text:style-name="P15" text:outline-level="2">RESULT</text:h>
      <text:p text:style-name="P16">Successfully <text:span text:style-name="T1">found FIRST and FOLLOW of all non terminals in a given gramma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erif" svg:font-family="FreeSerif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5f37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<text:span text:style-name="MT2">25</text:span>/0<text:span text:style-name="MT2">9</text:span>/202<text:span text:style-name="MT2">5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28T13:11:06.497806923</dc:date>
    <meta:editing-duration>PT5H57M51S</meta:editing-duration>
    <meta:editing-cycles>31</meta:editing-cycles>
    <meta:generator>LibreOffice/25.2.6.2$Linux_X86_64 LibreOffice_project/520$Build-2</meta:generator>
    <meta:print-date>2025-09-28T13:10:45.357670913</meta:print-date>
    <meta:printed-by>PDF files</meta:printed-by>
    <meta:document-statistic meta:table-count="0" meta:image-count="0" meta:object-count="0" meta:page-count="3" meta:paragraph-count="44" meta:word-count="347" meta:character-count="1746" meta:non-whitespace-character-count="1480"/>
  </office:meta>
</office:document-meta>
</file>